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0e1" officeooo:paragraph-rsid="001ec0e1"/>
    </style:style>
    <style:style style:name="P2" style:family="paragraph" style:parent-style-name="Standard">
      <style:text-properties officeooo:rsid="001ec0e1" officeooo:paragraph-rsid="001fac1b"/>
    </style:style>
    <style:style style:name="P3" style:family="paragraph" style:parent-style-name="Standard">
      <style:text-properties fo:font-weight="bold" officeooo:rsid="001ec0e1" officeooo:paragraph-rsid="001ec0e1" style:font-weight-asian="bold" style:font-weight-complex="bold"/>
    </style:style>
    <style:style style:name="P4" style:family="paragraph" style:parent-style-name="Standard">
      <style:text-properties officeooo:rsid="001fac1b" officeooo:paragraph-rsid="001fac1b"/>
    </style:style>
    <style:style style:name="P5" style:family="paragraph" style:parent-style-name="Standard">
      <style:text-properties fo:font-size="18pt" fo:font-weight="bold" officeooo:rsid="001fac1b" officeooo:paragraph-rsid="001fac1b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2pt" fo:font-weight="bold" officeooo:rsid="001fac1b" officeooo:paragraph-rsid="001fac1b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ff0a8" officeooo:paragraph-rsid="001ff0a8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fac1b" officeooo:paragraph-rsid="001fac1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fac1b" officeooo:paragraph-rsid="001ff0a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ff0a8" officeooo:paragraph-rsid="001ff0a8" style:font-size-asian="10.5pt" style:font-weight-asian="normal" style:font-size-complex="12pt" style:font-weight-complex="normal"/>
    </style:style>
    <style:style style:name="T1" style:family="text">
      <style:text-properties officeooo:rsid="001fac1b"/>
    </style:style>
    <style:style style:name="T2" style:family="text">
      <style:text-properties fo:font-size="12pt" fo:font-weight="normal" officeooo:rsid="001fac1b" style:font-size-asian="10.5pt" style:font-weight-asian="normal" style:font-size-complex="12pt" style:font-weight-complex="normal"/>
    </style:style>
    <style:style style:name="T3" style:family="text">
      <style:text-properties officeooo:rsid="001ff0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ing an activity</text:p>
      <text:p text:style-name="P1"/>
      <text:p text:style-name="P1"/>
      <text:p text:style-name="P1"><text:span text:style-name="T1">A</text:span> activity onCreate()</text:p>
      <text:p text:style-name="P1"><text:span text:style-name="T1">A</text:span> activity onStart()</text:p>
      <text:p text:style-name="P1"><text:span text:style-name="T1">A</text:span> activity onResume()</text:p>
      <text:p text:style-name="P1"/>
      <text:p text:style-name="P3">if user navigate to another activity (<text:span text:style-name="T1">A ---&gt;B</text:span>)</text:p>
      <text:p text:style-name="P1"/>
      <text:p text:style-name="P4">A onPause</text:p>
      <text:p text:style-name="P4"/>
      <text:p text:style-name="P1"><text:span text:style-name="T1">B</text:span> activity OnCreate</text:p>
      <text:p text:style-name="P1"/>
      <text:p text:style-name="P1"><text:span text:style-name="T1">B</text:span> activity onStart</text:p>
      <text:p text:style-name="P1"/>
      <text:p text:style-name="P1"><text:span text:style-name="T1">B</text:span> activity OnResume</text:p>
      <text:p text:style-name="P1"/>
      <text:p text:style-name="P1"><text:span text:style-name="T1">A</text:span> activity onStop</text:p>
      <text:p text:style-name="P1"/>
      <text:p text:style-name="P1"/>
      <text:p text:style-name="P1"/>
      <text:p text:style-name="P1">If user presses back button <text:span text:style-name="T1">(currently we are in activity B)</text:span></text:p>
      <text:p text:style-name="P1"/>
      <text:p text:style-name="P4">B onPause</text:p>
      <text:p text:style-name="P4"/>
      <text:p text:style-name="P4">A onRestart</text:p>
      <text:p text:style-name="P4"/>
      <text:p text:style-name="P2"><text:span text:style-name="T1">A</text:span> activity onStart</text:p>
      <text:p text:style-name="P2"/>
      <text:p text:style-name="P2"><text:span text:style-name="T1">A</text:span> activity OnResume</text:p>
      <text:p text:style-name="P2"/>
      <text:p text:style-name="P2"><text:span text:style-name="T1">B</text:span> activity onStop</text:p>
      <text:p text:style-name="P4"/>
      <text:p text:style-name="P4">B onDestroy</text:p>
      <text:p text:style-name="P4"/>
      <text:p text:style-name="P4"/>
      <text:p text:style-name="P4">onHome button Click</text:p>
      <text:p text:style-name="P4"/>
      <text:p text:style-name="P4">onPause</text:p>
      <text:p text:style-name="P4">onStop</text:p>
      <text:p text:style-name="P4"/>
      <text:p text:style-name="P4"/>
      <text:p text:style-name="P4">(when app come again in foreground)</text:p>
      <text:p text:style-name="P4">onRestart</text:p>
      <text:p text:style-name="P4">onStart</text:p>
      <text:p text:style-name="P4">onResume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><text:soft-page-break/>Fragment</text:p>
      <text:p text:style-name="P5"/>
      <text:p text:style-name="P6">Adding a fragment</text:p>
      <text:p text:style-name="P8"/>
      <text:p text:style-name="P8">onAttach</text:p>
      <text:p text:style-name="P8"/>
      <text:p text:style-name="P8">oncreate</text:p>
      <text:p text:style-name="P8"/>
      <text:p text:style-name="P8">oncreateView</text:p>
      <text:p text:style-name="P8"/>
      <text:p text:style-name="P8">onActivityCreated</text:p>
      <text:p text:style-name="P8"/>
      <text:p text:style-name="P8">onStart</text:p>
      <text:p text:style-name="P8"/>
      <text:p text:style-name="P8">onResume</text:p>
      <text:p text:style-name="P8"/>
      <text:p text:style-name="P8"/>
      <text:p text:style-name="P10">A---&gt;B <text:s/>(add)</text:p>
      <text:p text:style-name="P10"/>
      <text:p text:style-name="P10">Methods of A fragment</text:p>
      <text:p text:style-name="P10"/>
      <text:p text:style-name="P9">onAttach</text:p>
      <text:p text:style-name="P9"/>
      <text:p text:style-name="P9">oncreate</text:p>
      <text:p text:style-name="P9"/>
      <text:p text:style-name="P9">oncreateView</text:p>
      <text:p text:style-name="P9"/>
      <text:p text:style-name="P9">onActivityCreated</text:p>
      <text:p text:style-name="P9"/>
      <text:p text:style-name="P9">onStart</text:p>
      <text:p text:style-name="P9"/>
      <text:p text:style-name="P9">onResume</text:p>
      <text:p text:style-name="P9"/>
      <text:p text:style-name="P9"/>
      <text:p text:style-name="P9"/>
      <text:p text:style-name="P10">Methods of B fragment</text:p>
      <text:p text:style-name="P10"/>
      <text:p text:style-name="P9">onAttach</text:p>
      <text:p text:style-name="P9"/>
      <text:p text:style-name="P9">oncreate</text:p>
      <text:p text:style-name="P9"/>
      <text:p text:style-name="P9">oncreateView</text:p>
      <text:p text:style-name="P9"/>
      <text:p text:style-name="P9">onActivityCreated</text:p>
      <text:p text:style-name="P9"/>
      <text:p text:style-name="P9">onStart</text:p>
      <text:p text:style-name="P9"/>
      <text:p text:style-name="P9">onResume</text:p>
      <text:p text:style-name="P9"/>
      <text:p text:style-name="P9"/>
      <text:p text:style-name="P7">in case of back pressed for add :(Methods of B)</text:p>
      <text:p text:style-name="P10">onPause</text:p>
      <text:p text:style-name="P10">onStop</text:p>
      <text:p text:style-name="P10">onDestroyView</text:p>
      <text:p text:style-name="P10">onDestroy</text:p>
      <text:p text:style-name="P10">onDetach</text:p>
      <text:p text:style-name="P10"><text:soft-page-break/></text:p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0">A---&gt;B <text:s/>(replace )</text:p>
      <text:p text:style-name="P10"/>
      <text:p text:style-name="P10">Methods of A</text:p>
      <text:p text:style-name="P10"/>
      <text:p text:style-name="P9">onAttach</text:p>
      <text:p text:style-name="P9"/>
      <text:p text:style-name="P9">oncreate</text:p>
      <text:p text:style-name="P9"/>
      <text:p text:style-name="P9">oncreateView</text:p>
      <text:p text:style-name="P9"/>
      <text:p text:style-name="P9">onActivityCreated</text:p>
      <text:p text:style-name="P9"/>
      <text:p text:style-name="P9">onStart</text:p>
      <text:p text:style-name="P9"/>
      <text:p text:style-name="P9">onResume</text:p>
      <text:p text:style-name="P9"/>
      <text:p text:style-name="P10"><text:s/></text:p>
      <text:p text:style-name="P10"/>
      <text:p text:style-name="P10"/>
      <text:p text:style-name="P10">onAttach <text:s text:c="3"/>-----B</text:p>
      <text:p text:style-name="P10"/>
      <text:p text:style-name="P10">onCreate --------B</text:p>
      <text:p text:style-name="P10"/>
      <text:p text:style-name="P10"/>
      <text:p text:style-name="P10">onpause -------------A</text:p>
      <text:p text:style-name="P10"/>
      <text:p text:style-name="P10">onStop---------------A</text:p>
      <text:p text:style-name="P10"/>
      <text:p text:style-name="P10">onDestroyView-----A</text:p>
      <text:p text:style-name="P10"/>
      <text:p text:style-name="P10"/>
      <text:p text:style-name="P10"/>
      <text:p text:style-name="P9">onActivityCreated ----<text:span text:style-name="T3">B</text:span></text:p>
      <text:p text:style-name="P9"/>
      <text:p text:style-name="P9">onStart------------------<text:span text:style-name="T3">B</text:span></text:p>
      <text:p text:style-name="P9"/>
      <text:p text:style-name="P9">onResume --------------<text:span text:style-name="T3">B</text:span></text:p>
      <text:p text:style-name="P9"/>
      <text:p text:style-name="P9"/>
      <text:p text:style-name="P9"/>
      <text:p text:style-name="P9"/>
      <text:p text:style-name="P10">For home button</text:p>
      <text:p text:style-name="P10"/>
      <text:p text:style-name="P10">onPause</text:p>
      <text:p text:style-name="P10">oonStop</text:p>
      <text:p text:style-name="P10">onStart</text:p>
      <text:p text:style-name="P10">onResume</text:p>
      <text:p text:style-name="P10"/>
      <text:p text:style-name="P10"/>
      <text:p text:style-name="P7"><text:soft-page-break/>in case of back pressed for Replace :</text:p>
      <text:p text:style-name="P7">(Methods of B)</text:p>
      <text:p text:style-name="P10">onPause</text:p>
      <text:p text:style-name="P10">onStop</text:p>
      <text:p text:style-name="P10">onDestroyView</text:p>
      <text:p text:style-name="P10">onDestroy</text:p>
      <text:p text:style-name="P10">onDetach</text:p>
      <text:p text:style-name="P10"/>
      <text:p text:style-name="P10"/>
      <text:p text:style-name="P10"/>
      <text:p text:style-name="P7">methods of A fragment</text:p>
      <text:p text:style-name="P10"/>
      <text:p text:style-name="P10">onCreateView</text:p>
      <text:p text:style-name="P10">onActivityCreated</text:p>
      <text:p text:style-name="P10">onStart</text:p>
      <text:p text:style-name="P10">onResum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5:31:43.004283875</meta:creation-date>
    <dc:date>2020-05-20T16:12:46.487734751</dc:date>
    <meta:editing-duration>PT10M43S</meta:editing-duration>
    <meta:editing-cycles>1</meta:editing-cycles>
    <meta:document-statistic meta:table-count="0" meta:image-count="0" meta:object-count="0" meta:page-count="4" meta:paragraph-count="87" meta:word-count="188" meta:character-count="1260" meta:non-whitespace-character-count="1163"/>
    <meta:generator>LibreOffice/6.0.3.2$Linux_X86_64 LibreOffice_project/00m0$Build-2</meta:generator>
  </office:meta>
</office:document-meta>
</file>